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0056f"/>
    </style:style>
    <style:style style:name="P2" style:family="paragraph" style:parent-style-name="Standard">
      <style:paragraph-properties fo:text-align="start" style:justify-single-word="false"/>
      <style:text-properties fo:font-size="14pt" officeooo:rsid="001343a9" officeooo:paragraph-rsid="001343a9"/>
    </style:style>
    <style:style style:name="P3" style:family="paragraph" style:parent-style-name="Standard">
      <style:paragraph-properties fo:text-align="start" style:justify-single-word="false"/>
      <style:text-properties fo:font-size="14pt" officeooo:rsid="00150cfb" officeooo:paragraph-rsid="00150cfb"/>
    </style:style>
    <style:style style:name="P4" style:family="paragraph" style:parent-style-name="Standard">
      <style:paragraph-properties fo:text-align="start" style:justify-single-word="false"/>
      <style:text-properties fo:font-size="14pt" officeooo:rsid="00166836" officeooo:paragraph-rsid="00166836"/>
    </style:style>
    <style:style style:name="P5" style:family="paragraph" style:parent-style-name="Standard">
      <style:paragraph-properties fo:text-align="start" style:justify-single-word="false"/>
      <style:text-properties fo:font-size="14pt" officeooo:rsid="001cefbc" officeooo:paragraph-rsid="001cefbc"/>
    </style:style>
    <style:style style:name="P6" style:family="paragraph" style:parent-style-name="Standard">
      <style:paragraph-properties fo:text-align="start" style:justify-single-word="false"/>
      <style:text-properties fo:font-size="16pt" officeooo:rsid="0010056f" officeooo:paragraph-rsid="0010056f"/>
    </style:style>
    <style:style style:name="P7" style:family="paragraph" style:parent-style-name="Standard">
      <style:paragraph-properties fo:text-align="start" style:justify-single-word="false"/>
      <style:text-properties fo:font-size="12pt" officeooo:rsid="00150cfb" officeooo:paragraph-rsid="00150cfb"/>
    </style:style>
    <style:style style:name="P8" style:family="paragraph" style:parent-style-name="Standard">
      <style:paragraph-properties fo:text-align="start" style:justify-single-word="false"/>
      <style:text-properties fo:font-size="12pt" officeooo:rsid="00155457" officeooo:paragraph-rsid="00155457"/>
    </style:style>
    <style:style style:name="P9" style:family="paragraph" style:parent-style-name="Standard">
      <style:paragraph-properties fo:text-align="start" style:justify-single-word="false"/>
      <style:text-properties fo:font-size="12pt" officeooo:rsid="001a6d1b" officeooo:paragraph-rsid="001a6d1b"/>
    </style:style>
    <style:style style:name="P10" style:family="paragraph" style:parent-style-name="Standard">
      <style:paragraph-properties fo:text-align="start" style:justify-single-word="false"/>
      <style:text-properties fo:font-size="12pt" officeooo:rsid="001e3de4" officeooo:paragraph-rsid="001e3de4"/>
    </style:style>
    <style:style style:name="P11" style:family="paragraph" style:parent-style-name="Standard">
      <style:paragraph-properties fo:text-align="start" style:justify-single-word="false"/>
      <style:text-properties fo:font-size="12pt" officeooo:rsid="001eca0a" officeooo:paragraph-rsid="001eca0a"/>
    </style:style>
    <style:style style:name="P12" style:family="paragraph" style:parent-style-name="Standard" style:list-style-name="L1">
      <style:paragraph-properties fo:text-align="start" style:justify-single-word="false"/>
      <style:text-properties fo:font-size="12pt" officeooo:rsid="00150cfb" officeooo:paragraph-rsid="00150cfb"/>
    </style:style>
    <style:style style:name="P13" style:family="paragraph" style:parent-style-name="Standard" style:list-style-name="L2">
      <style:paragraph-properties fo:text-align="start" style:justify-single-word="false"/>
      <style:text-properties fo:font-size="12pt" officeooo:rsid="00155457" officeooo:paragraph-rsid="00155457"/>
    </style:style>
    <style:style style:name="P14" style:family="paragraph" style:parent-style-name="Standard" style:list-style-name="L3">
      <style:paragraph-properties fo:text-align="start" style:justify-single-word="false"/>
      <style:text-properties fo:font-size="12pt" officeooo:rsid="0018b64b" officeooo:paragraph-rsid="0018b64b"/>
    </style:style>
    <style:style style:name="P15" style:family="paragraph" style:parent-style-name="Standard" style:list-style-name="L3">
      <style:paragraph-properties fo:text-align="start" style:justify-single-word="false"/>
      <style:text-properties fo:font-size="12pt" officeooo:rsid="0018ca59" officeooo:paragraph-rsid="0018ca59"/>
    </style:style>
    <style:style style:name="P16" style:family="paragraph" style:parent-style-name="Standard" style:list-style-name="L3">
      <style:paragraph-properties fo:text-align="start" style:justify-single-word="false"/>
      <style:text-properties fo:font-size="12pt" officeooo:rsid="001a6d1b" officeooo:paragraph-rsid="001a6d1b"/>
    </style:style>
    <style:style style:name="P17" style:family="paragraph" style:parent-style-name="Standard" style:list-style-name="L4">
      <style:paragraph-properties fo:text-align="start" style:justify-single-word="false"/>
      <style:text-properties fo:font-size="12pt" officeooo:rsid="001e3de4" officeooo:paragraph-rsid="001e3de4"/>
    </style:style>
    <style:style style:name="P18" style:family="paragraph" style:parent-style-name="Standard" style:list-style-name="L5">
      <style:paragraph-properties fo:text-align="start" style:justify-single-word="false"/>
      <style:text-properties fo:font-size="12pt" officeooo:rsid="001e3de4" officeooo:paragraph-rsid="001e3de4"/>
    </style:style>
    <style:style style:name="P19" style:family="paragraph" style:parent-style-name="Standard" style:list-style-name="L5">
      <style:paragraph-properties fo:text-align="start" style:justify-single-word="false"/>
      <style:text-properties fo:font-size="12pt" officeooo:rsid="0020c770" officeooo:paragraph-rsid="0020c770"/>
    </style:style>
    <style:style style:name="P20" style:family="paragraph" style:parent-style-name="Standard" style:list-style-name="L6">
      <style:paragraph-properties fo:text-align="start" style:justify-single-word="false"/>
      <style:text-properties fo:font-size="12pt" officeooo:rsid="001eca0a" officeooo:paragraph-rsid="001eca0a"/>
    </style:style>
    <style:style style:name="P21" style:family="paragraph" style:parent-style-name="Standard" style:list-style-name="L7">
      <style:paragraph-properties fo:text-align="start" style:justify-single-word="false"/>
      <style:text-properties fo:font-size="12pt" officeooo:rsid="001eca0a" officeooo:paragraph-rsid="001eca0a"/>
    </style:style>
    <style:style style:name="P22" style:family="paragraph" style:parent-style-name="Standard">
      <style:paragraph-properties fo:text-align="start" style:justify-single-word="false"/>
      <style:text-properties fo:font-size="12pt" officeooo:rsid="001eca0a" officeooo:paragraph-rsid="001eca0a"/>
    </style:style>
    <style:style style:name="P23" style:family="paragraph" style:parent-style-name="Standard">
      <style:paragraph-properties fo:text-align="start" style:justify-single-word="false"/>
      <style:text-properties fo:font-size="12pt" officeooo:rsid="002264e9" officeooo:paragraph-rsid="002264e9"/>
    </style:style>
    <style:style style:name="P24" style:family="paragraph" style:parent-style-name="Standard" style:list-style-name="L8">
      <style:paragraph-properties fo:text-align="start" style:justify-single-word="false"/>
      <style:text-properties fo:font-size="12pt" officeooo:rsid="00245b3d" officeooo:paragraph-rsid="00245b3d"/>
    </style:style>
    <style:style style:name="T1" style:family="text">
      <style:text-properties officeooo:rsid="001c216f"/>
    </style:style>
    <style:style style:name="T2" style:family="text">
      <style:text-properties fo:font-size="16pt" officeooo:rsid="001c216f"/>
    </style:style>
    <style:style style:name="T3" style:family="text">
      <style:text-properties fo:font-size="16pt" officeooo:rsid="001005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able Manipulation</text:span><text:span text:style-name="T3"> - SQL</text:span></text:p>
      <text:p text:style-name="P6"/>
      <text:p text:style-name="P2">Creating a New Table</text:p>
      <text:list xml:id="list1735097716" text:style-name="L1">
        <text:list-item>
          <text:p text:style-name="P12">Use the CREATE TABLE statement to create a new table in a database.</text:p>
        </text:list-item>
        <text:list-item>
          <text:p text:style-name="P12">The structure of the new table is defined by its table schema, which defines a series of columns that the table contains.</text:p>
          <text:list>
            <text:list-item>
              <text:p text:style-name="P12">The columns are distinct and the column's name, data type, optional table constraints on values, and optional default values can be chosen when creating a table.</text:p>
              <text:p text:style-name="P12"/>
            </text:list-item>
          </text:list>
        </text:list-item>
        <text:list-item>
          <text:p text:style-name="P12">CREATE TABLE IF NOT EXISTS mytable (column DataType TableConstraint DEFAULT default_value,<text:span text:style-name="T1"> </text:span>…);</text:p>
        </text:list-item>
      </text:list>
      <text:p text:style-name="P7"/>
      <text:p text:style-name="P3">Table Data Types</text:p>
      <text:list xml:id="list4008795788" text:style-name="L2">
        <text:list-item>
          <text:p text:style-name="P13">Some common data types that are accepted in a column of a table:</text:p>
          <text:list>
            <text:list-item>
              <text:p text:style-name="P13">INTEGER, BOOLEAN</text:p>
            </text:list-item>
            <text:list-item>
              <text:p text:style-name="P13">FLOAT, DOUBLE, REAL</text:p>
            </text:list-item>
            <text:list-item>
              <text:p text:style-name="P13">CHARACTER(num_chars), VARCHAR(num_chars), TEXT</text:p>
            </text:list-item>
            <text:list-item>
              <text:p text:style-name="P13">DATE, DATETIME</text:p>
            </text:list-item>
            <text:list-item>
              <text:p text:style-name="P13">BLOB</text:p>
            </text:list-item>
          </text:list>
        </text:list-item>
      </text:list>
      <text:p text:style-name="P8"/>
      <text:p text:style-name="P4">Table Constraints</text:p>
      <text:list xml:id="list2769871589" text:style-name="L3">
        <text:list-item>
          <text:p text:style-name="P14">Each column can have additional table constraints which limit what values can be inserted into that column.</text:p>
        </text:list-item>
        <text:list-item>
          <text:p text:style-name="P14">Some common constraints:</text:p>
          <text:list>
            <text:list-item>
              <text:p text:style-name="P14">PRIMARY KEY</text:p>
              <text:list>
                <text:list-item>
                  <text:p text:style-name="P15">The values in this column are unique and each value can be used to identify a single row in this table.</text:p>
                </text:list-item>
              </text:list>
            </text:list-item>
            <text:list-item>
              <text:p text:style-name="P14">AUTOINCREMENT</text:p>
              <text:list>
                <text:list-item>
                  <text:p text:style-name="P15">For integer values, the values is automatically filled in and incremented with each row insertion.</text:p>
                </text:list-item>
              </text:list>
            </text:list-item>
            <text:list-item>
              <text:p text:style-name="P14">UNIQUE</text:p>
              <text:list>
                <text:list-item>
                  <text:p text:style-name="P15">The values in this column have to be unique. This differs from PRIMARY KEY as it does not have to be a key for a row in another table.</text:p>
                </text:list-item>
              </text:list>
            </text:list-item>
            <text:list-item>
              <text:p text:style-name="P14">NOT NULL</text:p>
              <text:list>
                <text:list-item>
                  <text:p text:style-name="P16">The inserted value can not be 'NULL'</text:p>
                </text:list-item>
              </text:list>
            </text:list-item>
            <text:list-item>
              <text:p text:style-name="P14">CHECK(expression)</text:p>
              <text:list>
                <text:list-item>
                  <text:p text:style-name="P16">This runs an expression to test the inserted value for validity. You can check whether a value is positive or fits a certain criteria.</text:p>
                </text:list-item>
              </text:list>
            </text:list-item>
            <text:list-item>
              <text:p text:style-name="P14">FOREIGN KEY</text:p>
              <text:list>
                <text:list-item>
                  <text:p text:style-name="P16">This is a consistency check which ensures that each value in this column corresponds to another value in a column of another table.</text:p>
                </text:list-item>
              </text:list>
            </text:list-item>
          </text:list>
        </text:list-item>
      </text:list>
      <text:p text:style-name="P9"/>
      <text:p text:style-name="P9"/>
      <text:p text:style-name="P9"/>
      <text:p text:style-name="P9"/>
      <text:p text:style-name="P9"/>
      <text:p text:style-name="P9"/>
      <text:p text:style-name="P5"><text:soft-page-break/>Altering Tables</text:p>
      <text:list xml:id="list2167127553" text:style-name="L4">
        <text:list-item>
          <text:p text:style-name="P17">Use the ALTER TABLE statement to add, remove, or modify columns and table constraints.</text:p>
        </text:list-item>
      </text:list>
      <text:p text:style-name="P10"/>
      <text:p text:style-name="P10"><text:tab/>Adding Columns</text:p>
      <text:list xml:id="list3617912829" text:style-name="L5">
        <text:list-item>
          <text:p text:style-name="P18">The ADD keyword lets you add a new column to an existing table. You need to specify the data type of the column along with any potential table constraints and default values to be applied to both existing and new rows.</text:p>
          <text:list>
            <text:list-item>
              <text:p text:style-name="P18">Some databases let you specify where to insert the new column with FIRST or AFTER keywords.</text:p>
            </text:list-item>
          </text:list>
        </text:list-item>
        <text:list-item>
          <text:p text:style-name="P19">The syntax for ADD:</text:p>
          <text:list>
            <text:list-item>
              <text:p text:style-name="P19">ADD column DataType OptionalTableConstraint DEFAULT default_value;</text:p>
            </text:list-item>
          </text:list>
        </text:list-item>
      </text:list>
      <text:p text:style-name="P10"/>
      <text:p text:style-name="P10"><text:tab/>Removing Columns</text:p>
      <text:list xml:id="list62641840" text:style-name="L6">
        <text:list-item>
          <text:p text:style-name="P20">The DROP keyword lets you remove an existing column, however this may not be supported depending on the database.</text:p>
        </text:list-item>
      </text:list>
      <text:p text:style-name="P11"/>
      <text:p text:style-name="P11"><text:tab/>Renaming the Table</text:p>
      <text:list xml:id="list981566990" text:style-name="L7">
        <text:list-item>
          <text:p text:style-name="P21">The RENAME TO keyword lets you rename the table.</text:p>
        </text:list-item>
      </text:list>
      <text:p text:style-name="P11"/>
      <text:p text:style-name="P23">Dropping Tables</text:p>
      <text:list xml:id="list394595010" text:style-name="L8">
        <text:list-item>
          <text:p text:style-name="P24">To remove an entire table including all its data and metadata, use the DROP TABLE keyword.</text:p>
          <text:list>
            <text:list-item>
              <text:p text:style-name="P24">This differs from DELETE as it removes the table schema from the database entirely, rather than deleting all the rows in a table.</text:p>
            </text:list-item>
          </text:list>
        </text:list-item>
        <text:list-item>
          <text:p text:style-name="P24">The DROP TABLE keyword can be coupled with IF EXISTS to suppress non-existant table error.</text:p>
        </text:list-item>
        <text:list-item>
          <text:p text:style-name="P24">If another table is dependent on the table being removed, you will have to either update all dependent rows or to remove those tables entirely.</text:p>
        </text:list-item>
      </text:list>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45" meta:word-count="493" meta:character-count="2726" meta:non-whitespace-character-count="2310"/>
  </office:meta>
</office:document-meta>
</file>